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greedyTest_Q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Num Coins</text:p>
          </table:table-cell>
          <table:table-cell table:style-name="ce1" office:value-type="string" calcext:value-type="string">
            <text:p>Time (microseconds)</text:p>
          </table:table-cell>
          <table:table-cell table:style-name="ce1" table:number-columns-repeated="102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0" calcext:value-type="float">
            <text:p>70</text:p>
          </table:table-cell>
          <table:table-cell office:value-type="float" office:value="8.82148742675781" calcext:value-type="float">
            <text:p>8.8214874268</text:p>
          </table:table-cell>
          <table:table-cell table:number-columns-repeated="1021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1" calcext:value-type="float">
            <text:p>71</text:p>
          </table:table-cell>
          <table:table-cell office:value-type="float" office:value="7.86781311035156" calcext:value-type="float">
            <text:p>7.8678131104</text:p>
          </table:table-cell>
          <table:table-cell table:number-columns-repeated="102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0" calcext:value-type="float">
            <text:p>70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1" calcext:value-type="float">
            <text:p>71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0" calcext:value-type="float">
            <text:p>70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1" calcext:value-type="float">
            <text:p>71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0" calcext:value-type="float">
            <text:p>70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1" calcext:value-type="float">
            <text:p>71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0" calcext:value-type="float">
            <text:p>70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1" calcext:value-type="float">
            <text:p>71</text:p>
          </table:table-cell>
          <table:table-cell office:value-type="float" office:value="7.86781311035156" calcext:value-type="float">
            <text:p>7.8678131104</text:p>
          </table:table-cell>
          <table:table-cell table:number-columns-repeated="1021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0" calcext:value-type="float">
            <text:p>70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1" calcext:value-type="float">
            <text:p>71</text:p>
          </table:table-cell>
          <table:table-cell office:value-type="float" office:value="8.10623168945313" calcext:value-type="float">
            <text:p>8.1062316895</text:p>
          </table:table-cell>
          <table:table-cell table:number-columns-repeated="102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70" calcext:value-type="float">
            <text:p>70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71" calcext:value-type="float">
            <text:p>71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70" calcext:value-type="float">
            <text:p>70</text:p>
          </table:table-cell>
          <table:table-cell office:value-type="float" office:value="2.86102294921875" calcext:value-type="float">
            <text:p>2.8610229492</text:p>
          </table:table-cell>
          <table:table-cell table:number-columns-repeated="1021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71" calcext:value-type="float">
            <text:p>71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70" calcext:value-type="float">
            <text:p>70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71" calcext:value-type="float">
            <text:p>71</text:p>
          </table:table-cell>
          <table:table-cell office:value-type="float" office:value="8.10623168945313" calcext:value-type="float">
            <text:p>8.1062316895</text:p>
          </table:table-cell>
          <table:table-cell table:number-columns-repeated="1021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70" calcext:value-type="float">
            <text:p>70</text:p>
          </table:table-cell>
          <table:table-cell office:value-type="float" office:value="3.09944152832031" calcext:value-type="float">
            <text:p>3.0994415283</text:p>
          </table:table-cell>
          <table:table-cell table:number-columns-repeated="1021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71" calcext:value-type="float">
            <text:p>71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70" calcext:value-type="float">
            <text:p>70</text:p>
          </table:table-cell>
          <table:table-cell office:value-type="float" office:value="1.9073486328125" calcext:value-type="float">
            <text:p>1.9073486328</text:p>
          </table:table-cell>
          <table:table-cell table:number-columns-repeated="1021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71" calcext:value-type="float">
            <text:p>71</text:p>
          </table:table-cell>
          <table:table-cell office:value-type="float" office:value="9.05990600585938" calcext:value-type="float">
            <text:p>9.0599060059</text:p>
          </table:table-cell>
          <table:table-cell table:number-columns-repeated="1021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72" calcext:value-type="float">
            <text:p>72</text:p>
          </table:table-cell>
          <table:table-cell office:value-type="float" office:value="9.05990600585938" calcext:value-type="float">
            <text:p>9.0599060059</text:p>
          </table:table-cell>
          <table:table-cell table:number-columns-repeated="1021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71" calcext:value-type="float">
            <text:p>71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72" calcext:value-type="float">
            <text:p>72</text:p>
          </table:table-cell>
          <table:table-cell office:value-type="float" office:value="7.86781311035156" calcext:value-type="float">
            <text:p>7.8678131104</text:p>
          </table:table-cell>
          <table:table-cell table:number-columns-repeated="1021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71" calcext:value-type="float">
            <text:p>71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72" calcext:value-type="float">
            <text:p>72</text:p>
          </table:table-cell>
          <table:table-cell office:value-type="float" office:value="7.15255737304688" calcext:value-type="float">
            <text:p>7.152557373</text:p>
          </table:table-cell>
          <table:table-cell table:number-columns-repeated="1021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71" calcext:value-type="float">
            <text:p>71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72" calcext:value-type="float">
            <text:p>72</text:p>
          </table:table-cell>
          <table:table-cell office:value-type="float" office:value="7.15255737304688" calcext:value-type="float">
            <text:p>7.152557373</text:p>
          </table:table-cell>
          <table:table-cell table:number-columns-repeated="1021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71" calcext:value-type="float">
            <text:p>71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72" calcext:value-type="float">
            <text:p>72</text:p>
          </table:table-cell>
          <table:table-cell office:value-type="float" office:value="7.15255737304688" calcext:value-type="float">
            <text:p>7.152557373</text:p>
          </table:table-cell>
          <table:table-cell table:number-columns-repeated="1021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71" calcext:value-type="float">
            <text:p>71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72" calcext:value-type="float">
            <text:p>72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71" calcext:value-type="float">
            <text:p>71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72" calcext:value-type="float">
            <text:p>72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71" calcext:value-type="float">
            <text:p>71</text:p>
          </table:table-cell>
          <table:table-cell office:value-type="float" office:value="3.814697265625" calcext:value-type="float">
            <text:p>3.8146972656</text:p>
          </table:table-cell>
          <table:table-cell table:number-columns-repeated="1021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72" calcext:value-type="float">
            <text:p>72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71" calcext:value-type="float">
            <text:p>71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2" calcext:value-type="float">
            <text:p>72</text:p>
          </table:table-cell>
          <table:table-cell office:value-type="float" office:value="7.15255737304688" calcext:value-type="float">
            <text:p>7.152557373</text:p>
          </table:table-cell>
          <table:table-cell table:number-columns-repeated="1021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71" calcext:value-type="float">
            <text:p>71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72" calcext:value-type="float">
            <text:p>72</text:p>
          </table:table-cell>
          <table:table-cell office:value-type="float" office:value="7.15255737304688" calcext:value-type="float">
            <text:p>7.152557373</text:p>
          </table:table-cell>
          <table:table-cell table:number-columns-repeated="1021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71" calcext:value-type="float">
            <text:p>71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72" calcext:value-type="float">
            <text:p>72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71" calcext:value-type="float">
            <text:p>71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72" calcext:value-type="float">
            <text:p>72</text:p>
          </table:table-cell>
          <table:table-cell office:value-type="float" office:value="7.15255737304688" calcext:value-type="float">
            <text:p>7.152557373</text:p>
          </table:table-cell>
          <table:table-cell table:number-columns-repeated="1021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71" calcext:value-type="float">
            <text:p>71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72" calcext:value-type="float">
            <text:p>72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71" calcext:value-type="float">
            <text:p>71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72" calcext:value-type="float">
            <text:p>72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71" calcext:value-type="float">
            <text:p>71</text:p>
          </table:table-cell>
          <table:table-cell office:value-type="float" office:value="3.09944152832031" calcext:value-type="float">
            <text:p>3.0994415283</text:p>
          </table:table-cell>
          <table:table-cell table:number-columns-repeated="1021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72" calcext:value-type="float">
            <text:p>72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73" calcext:value-type="float">
            <text:p>73</text:p>
          </table:table-cell>
          <table:table-cell office:value-type="float" office:value="7.15255737304688" calcext:value-type="float">
            <text:p>7.152557373</text:p>
          </table:table-cell>
          <table:table-cell table:number-columns-repeated="1021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72" calcext:value-type="float">
            <text:p>72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73" calcext:value-type="float">
            <text:p>73</text:p>
          </table:table-cell>
          <table:table-cell office:value-type="float" office:value="8.10623168945313" calcext:value-type="float">
            <text:p>8.1062316895</text:p>
          </table:table-cell>
          <table:table-cell table:number-columns-repeated="1021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72" calcext:value-type="float">
            <text:p>72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73" calcext:value-type="float">
            <text:p>73</text:p>
          </table:table-cell>
          <table:table-cell office:value-type="float" office:value="7.15255737304688" calcext:value-type="float">
            <text:p>7.152557373</text:p>
          </table:table-cell>
          <table:table-cell table:number-columns-repeated="1021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72" calcext:value-type="float">
            <text:p>72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73" calcext:value-type="float">
            <text:p>73</text:p>
          </table:table-cell>
          <table:table-cell office:value-type="float" office:value="7.15255737304688" calcext:value-type="float">
            <text:p>7.152557373</text:p>
          </table:table-cell>
          <table:table-cell table:number-columns-repeated="1021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72" calcext:value-type="float">
            <text:p>72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73" calcext:value-type="float">
            <text:p>73</text:p>
          </table:table-cell>
          <table:table-cell office:value-type="float" office:value="7.15255737304688" calcext:value-type="float">
            <text:p>7.152557373</text:p>
          </table:table-cell>
          <table:table-cell table:number-columns-repeated="1021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72" calcext:value-type="float">
            <text:p>72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73" calcext:value-type="float">
            <text:p>73</text:p>
          </table:table-cell>
          <table:table-cell office:value-type="float" office:value="7.15255737304688" calcext:value-type="float">
            <text:p>7.152557373</text:p>
          </table:table-cell>
          <table:table-cell table:number-columns-repeated="1021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72" calcext:value-type="float">
            <text:p>72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73" calcext:value-type="float">
            <text:p>73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72" calcext:value-type="float">
            <text:p>72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73" calcext:value-type="float">
            <text:p>73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72" calcext:value-type="float">
            <text:p>72</text:p>
          </table:table-cell>
          <table:table-cell office:value-type="float" office:value="3.814697265625" calcext:value-type="float">
            <text:p>3.8146972656</text:p>
          </table:table-cell>
          <table:table-cell table:number-columns-repeated="1021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73" calcext:value-type="float">
            <text:p>73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72" calcext:value-type="float">
            <text:p>72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73" calcext:value-type="float">
            <text:p>73</text:p>
          </table:table-cell>
          <table:table-cell office:value-type="float" office:value="7.15255737304688" calcext:value-type="float">
            <text:p>7.152557373</text:p>
          </table:table-cell>
          <table:table-cell table:number-columns-repeated="1021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72" calcext:value-type="float">
            <text:p>72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73" calcext:value-type="float">
            <text:p>73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72" calcext:value-type="float">
            <text:p>72</text:p>
          </table:table-cell>
          <table:table-cell office:value-type="float" office:value="2.86102294921875" calcext:value-type="float">
            <text:p>2.8610229492</text:p>
          </table:table-cell>
          <table:table-cell table:number-columns-repeated="1021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73" calcext:value-type="float">
            <text:p>73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72" calcext:value-type="float">
            <text:p>72</text:p>
          </table:table-cell>
          <table:table-cell office:value-type="float" office:value="3.09944152832031" calcext:value-type="float">
            <text:p>3.0994415283</text:p>
          </table:table-cell>
          <table:table-cell table:number-columns-repeated="1021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73" calcext:value-type="float">
            <text:p>73</text:p>
          </table:table-cell>
          <table:table-cell office:value-type="float" office:value="8.10623168945313" calcext:value-type="float">
            <text:p>8.1062316895</text:p>
          </table:table-cell>
          <table:table-cell table:number-columns-repeated="1021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72" calcext:value-type="float">
            <text:p>72</text:p>
          </table:table-cell>
          <table:table-cell office:value-type="float" office:value="3.09944152832031" calcext:value-type="float">
            <text:p>3.0994415283</text:p>
          </table:table-cell>
          <table:table-cell table:number-columns-repeated="1021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73" calcext:value-type="float">
            <text:p>73</text:p>
          </table:table-cell>
          <table:table-cell office:value-type="float" office:value="7.86781311035156" calcext:value-type="float">
            <text:p>7.8678131104</text:p>
          </table:table-cell>
          <table:table-cell table:number-columns-repeated="1021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72" calcext:value-type="float">
            <text:p>72</text:p>
          </table:table-cell>
          <table:table-cell office:value-type="float" office:value="2.14576721191406" calcext:value-type="float">
            <text:p>2.1457672119</text:p>
          </table:table-cell>
          <table:table-cell table:number-columns-repeated="1021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73" calcext:value-type="float">
            <text:p>73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74" calcext:value-type="float">
            <text:p>74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73" calcext:value-type="float">
            <text:p>73</text:p>
          </table:table-cell>
          <table:table-cell office:value-type="float" office:value="7.15255737304688" calcext:value-type="float">
            <text:p>7.152557373</text:p>
          </table:table-cell>
          <table:table-cell table:number-columns-repeated="1021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74" calcext:value-type="float">
            <text:p>74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73" calcext:value-type="float">
            <text:p>73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74" calcext:value-type="float">
            <text:p>74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73" calcext:value-type="float">
            <text:p>73</text:p>
          </table:table-cell>
          <table:table-cell office:value-type="float" office:value="6.19888305664063" calcext:value-type="float">
            <text:p>6.1988830566</text:p>
          </table:table-cell>
          <table:table-cell table:number-columns-repeated="1021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74" calcext:value-type="float">
            <text:p>74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73" calcext:value-type="float">
            <text:p>73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74" calcext:value-type="float">
            <text:p>74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73" calcext:value-type="float">
            <text:p>73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4" calcext:value-type="float">
            <text:p>74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73" calcext:value-type="float">
            <text:p>73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74" calcext:value-type="float">
            <text:p>74</text:p>
          </table:table-cell>
          <table:table-cell office:value-type="float" office:value="7.15255737304688" calcext:value-type="float">
            <text:p>7.152557373</text:p>
          </table:table-cell>
          <table:table-cell table:number-columns-repeated="1021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73" calcext:value-type="float">
            <text:p>73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74" calcext:value-type="float">
            <text:p>74</text:p>
          </table:table-cell>
          <table:table-cell office:value-type="float" office:value="7.15255737304688" calcext:value-type="float">
            <text:p>7.152557373</text:p>
          </table:table-cell>
          <table:table-cell table:number-columns-repeated="1021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73" calcext:value-type="float">
            <text:p>73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74" calcext:value-type="float">
            <text:p>74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73" calcext:value-type="float">
            <text:p>73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74" calcext:value-type="float">
            <text:p>74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73" calcext:value-type="float">
            <text:p>73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74" calcext:value-type="float">
            <text:p>74</text:p>
          </table:table-cell>
          <table:table-cell office:value-type="float" office:value="8.10623168945313" calcext:value-type="float">
            <text:p>8.1062316895</text:p>
          </table:table-cell>
          <table:table-cell table:number-columns-repeated="1021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73" calcext:value-type="float">
            <text:p>73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74" calcext:value-type="float">
            <text:p>74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73" calcext:value-type="float">
            <text:p>73</text:p>
          </table:table-cell>
          <table:table-cell office:value-type="float" office:value="2.86102294921875" calcext:value-type="float">
            <text:p>2.8610229492</text:p>
          </table:table-cell>
          <table:table-cell table:number-columns-repeated="1021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74" calcext:value-type="float">
            <text:p>74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73" calcext:value-type="float">
            <text:p>73</text:p>
          </table:table-cell>
          <table:table-cell office:value-type="float" office:value="3.09944152832031" calcext:value-type="float">
            <text:p>3.0994415283</text:p>
          </table:table-cell>
          <table:table-cell table:number-columns-repeated="1021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74" calcext:value-type="float">
            <text:p>74</text:p>
          </table:table-cell>
          <table:table-cell office:value-type="float" office:value="7.15255737304688" calcext:value-type="float">
            <text:p>7.152557373</text:p>
          </table:table-cell>
          <table:table-cell table:number-columns-repeated="1021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73" calcext:value-type="float">
            <text:p>73</text:p>
          </table:table-cell>
          <table:table-cell office:value-type="float" office:value="3.09944152832031" calcext:value-type="float">
            <text:p>3.0994415283</text:p>
          </table:table-cell>
          <table:table-cell table:number-columns-repeated="1021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74" calcext:value-type="float">
            <text:p>74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75" calcext:value-type="float">
            <text:p>75</text:p>
          </table:table-cell>
          <table:table-cell office:value-type="float" office:value="6.19888305664063" calcext:value-type="float">
            <text:p>6.1988830566</text:p>
          </table:table-cell>
          <table:table-cell table:number-columns-repeated="1021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74" calcext:value-type="float">
            <text:p>74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75" calcext:value-type="float">
            <text:p>75</text:p>
          </table:table-cell>
          <table:table-cell office:value-type="float" office:value="7.15255737304688" calcext:value-type="float">
            <text:p>7.152557373</text:p>
          </table:table-cell>
          <table:table-cell table:number-columns-repeated="1021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74" calcext:value-type="float">
            <text:p>74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75" calcext:value-type="float">
            <text:p>75</text:p>
          </table:table-cell>
          <table:table-cell office:value-type="float" office:value="8.10623168945313" calcext:value-type="float">
            <text:p>8.1062316895</text:p>
          </table:table-cell>
          <table:table-cell table:number-columns-repeated="1021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74" calcext:value-type="float">
            <text:p>74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75" calcext:value-type="float">
            <text:p>75</text:p>
          </table:table-cell>
          <table:table-cell office:value-type="float" office:value="7.15255737304688" calcext:value-type="float">
            <text:p>7.152557373</text:p>
          </table:table-cell>
          <table:table-cell table:number-columns-repeated="1021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74" calcext:value-type="float">
            <text:p>74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75" calcext:value-type="float">
            <text:p>75</text:p>
          </table:table-cell>
          <table:table-cell office:value-type="float" office:value="7.15255737304688" calcext:value-type="float">
            <text:p>7.152557373</text:p>
          </table:table-cell>
          <table:table-cell table:number-columns-repeated="1021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74" calcext:value-type="float">
            <text:p>74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75" calcext:value-type="float">
            <text:p>75</text:p>
          </table:table-cell>
          <table:table-cell office:value-type="float" office:value="7.15255737304688" calcext:value-type="float">
            <text:p>7.152557373</text:p>
          </table:table-cell>
          <table:table-cell table:number-columns-repeated="1021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74" calcext:value-type="float">
            <text:p>74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75" calcext:value-type="float">
            <text:p>75</text:p>
          </table:table-cell>
          <table:table-cell office:value-type="float" office:value="7.86781311035156" calcext:value-type="float">
            <text:p>7.8678131104</text:p>
          </table:table-cell>
          <table:table-cell table:number-columns-repeated="1021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74" calcext:value-type="float">
            <text:p>74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75" calcext:value-type="float">
            <text:p>75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74" calcext:value-type="float">
            <text:p>74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75" calcext:value-type="float">
            <text:p>75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74" calcext:value-type="float">
            <text:p>74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75" calcext:value-type="float">
            <text:p>75</text:p>
          </table:table-cell>
          <table:table-cell office:value-type="float" office:value="7.15255737304688" calcext:value-type="float">
            <text:p>7.152557373</text:p>
          </table:table-cell>
          <table:table-cell table:number-columns-repeated="1021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74" calcext:value-type="float">
            <text:p>74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75" calcext:value-type="float">
            <text:p>75</text:p>
          </table:table-cell>
          <table:table-cell office:value-type="float" office:value="7.15255737304688" calcext:value-type="float">
            <text:p>7.152557373</text:p>
          </table:table-cell>
          <table:table-cell table:number-columns-repeated="1021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74" calcext:value-type="float">
            <text:p>74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75" calcext:value-type="float">
            <text:p>75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74" calcext:value-type="float">
            <text:p>74</text:p>
          </table:table-cell>
          <table:table-cell office:value-type="float" office:value="3.09944152832031" calcext:value-type="float">
            <text:p>3.0994415283</text:p>
          </table:table-cell>
          <table:table-cell table:number-columns-repeated="1021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75" calcext:value-type="float">
            <text:p>75</text:p>
          </table:table-cell>
          <table:table-cell office:value-type="float" office:value="7.15255737304688" calcext:value-type="float">
            <text:p>7.152557373</text:p>
          </table:table-cell>
          <table:table-cell table:number-columns-repeated="1021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74" calcext:value-type="float">
            <text:p>74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75" calcext:value-type="float">
            <text:p>75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74" calcext:value-type="float">
            <text:p>74</text:p>
          </table:table-cell>
          <table:table-cell office:value-type="float" office:value="3.09944152832031" calcext:value-type="float">
            <text:p>3.0994415283</text:p>
          </table:table-cell>
          <table:table-cell table:number-columns-repeated="1021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75" calcext:value-type="float">
            <text:p>75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76" calcext:value-type="float">
            <text:p>76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75" calcext:value-type="float">
            <text:p>75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76" calcext:value-type="float">
            <text:p>76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75" calcext:value-type="float">
            <text:p>75</text:p>
          </table:table-cell>
          <table:table-cell office:value-type="float" office:value="6.19888305664063" calcext:value-type="float">
            <text:p>6.1988830566</text:p>
          </table:table-cell>
          <table:table-cell table:number-columns-repeated="1021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76" calcext:value-type="float">
            <text:p>76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75" calcext:value-type="float">
            <text:p>75</text:p>
          </table:table-cell>
          <table:table-cell office:value-type="float" office:value="6.19888305664063" calcext:value-type="float">
            <text:p>6.1988830566</text:p>
          </table:table-cell>
          <table:table-cell table:number-columns-repeated="1021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76" calcext:value-type="float">
            <text:p>76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75" calcext:value-type="float">
            <text:p>75</text:p>
          </table:table-cell>
          <table:table-cell office:value-type="float" office:value="4.76837158203125" calcext:value-type="float">
            <text:p>4.768371582</text:p>
          </table:table-cell>
          <table:table-cell table:number-columns-repeated="1021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76" calcext:value-type="float">
            <text:p>76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75" calcext:value-type="float">
            <text:p>75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76" calcext:value-type="float">
            <text:p>76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75" calcext:value-type="float">
            <text:p>75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76" calcext:value-type="float">
            <text:p>76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75" calcext:value-type="float">
            <text:p>75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76" calcext:value-type="float">
            <text:p>76</text:p>
          </table:table-cell>
          <table:table-cell office:value-type="float" office:value="8.10623168945313" calcext:value-type="float">
            <text:p>8.1062316895</text:p>
          </table:table-cell>
          <table:table-cell table:number-columns-repeated="1021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75" calcext:value-type="float">
            <text:p>75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76" calcext:value-type="float">
            <text:p>76</text:p>
          </table:table-cell>
          <table:table-cell office:value-type="float" office:value="7.15255737304688" calcext:value-type="float">
            <text:p>7.152557373</text:p>
          </table:table-cell>
          <table:table-cell table:number-columns-repeated="1021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75" calcext:value-type="float">
            <text:p>75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76" calcext:value-type="float">
            <text:p>76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75" calcext:value-type="float">
            <text:p>75</text:p>
          </table:table-cell>
          <table:table-cell office:value-type="float" office:value="3.814697265625" calcext:value-type="float">
            <text:p>3.8146972656</text:p>
          </table:table-cell>
          <table:table-cell table:number-columns-repeated="1021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76" calcext:value-type="float">
            <text:p>76</text:p>
          </table:table-cell>
          <table:table-cell office:value-type="float" office:value="7.86781311035156" calcext:value-type="float">
            <text:p>7.8678131104</text:p>
          </table:table-cell>
          <table:table-cell table:number-columns-repeated="1021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75" calcext:value-type="float">
            <text:p>75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76" calcext:value-type="float">
            <text:p>76</text:p>
          </table:table-cell>
          <table:table-cell office:value-type="float" office:value="13.1130218505859" calcext:value-type="float">
            <text:p>13.1130218506</text:p>
          </table:table-cell>
          <table:table-cell table:number-columns-repeated="1021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75" calcext:value-type="float">
            <text:p>75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76" calcext:value-type="float">
            <text:p>76</text:p>
          </table:table-cell>
          <table:table-cell office:value-type="float" office:value="8.10623168945313" calcext:value-type="float">
            <text:p>8.1062316895</text:p>
          </table:table-cell>
          <table:table-cell table:number-columns-repeated="1021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75" calcext:value-type="float">
            <text:p>75</text:p>
          </table:table-cell>
          <table:table-cell office:value-type="float" office:value="2.86102294921875" calcext:value-type="float">
            <text:p>2.8610229492</text:p>
          </table:table-cell>
          <table:table-cell table:number-columns-repeated="1021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76" calcext:value-type="float">
            <text:p>76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75" calcext:value-type="float">
            <text:p>75</text:p>
          </table:table-cell>
          <table:table-cell office:value-type="float" office:value="2.14576721191406" calcext:value-type="float">
            <text:p>2.1457672119</text:p>
          </table:table-cell>
          <table:table-cell table:number-columns-repeated="1021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76" calcext:value-type="float">
            <text:p>76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77" calcext:value-type="float">
            <text:p>77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76" calcext:value-type="float">
            <text:p>76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77" calcext:value-type="float">
            <text:p>77</text:p>
          </table:table-cell>
          <table:table-cell office:value-type="float" office:value="7.15255737304688" calcext:value-type="float">
            <text:p>7.152557373</text:p>
          </table:table-cell>
          <table:table-cell table:number-columns-repeated="1021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76" calcext:value-type="float">
            <text:p>76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77" calcext:value-type="float">
            <text:p>77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76" calcext:value-type="float">
            <text:p>76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77" calcext:value-type="float">
            <text:p>77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76" calcext:value-type="float">
            <text:p>76</text:p>
          </table:table-cell>
          <table:table-cell office:value-type="float" office:value="5.96046447753906" calcext:value-type="float">
            <text:p>5.9604644775</text:p>
          </table:table-cell>
          <table:table-cell table:number-columns-repeated="1021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77" calcext:value-type="float">
            <text:p>77</text:p>
          </table:table-cell>
          <table:table-cell office:value-type="float" office:value="7.15255737304688" calcext:value-type="float">
            <text:p>7.152557373</text:p>
          </table:table-cell>
          <table:table-cell table:number-columns-repeated="1021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76" calcext:value-type="float">
            <text:p>76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77" calcext:value-type="float">
            <text:p>77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76" calcext:value-type="float">
            <text:p>76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77" calcext:value-type="float">
            <text:p>77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76" calcext:value-type="float">
            <text:p>76</text:p>
          </table:table-cell>
          <table:table-cell office:value-type="float" office:value="5.00679016113281" calcext:value-type="float">
            <text:p>5.0067901611</text:p>
          </table:table-cell>
          <table:table-cell table:number-columns-repeated="1021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77" calcext:value-type="float">
            <text:p>77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76" calcext:value-type="float">
            <text:p>76</text:p>
          </table:table-cell>
          <table:table-cell office:value-type="float" office:value="3.814697265625" calcext:value-type="float">
            <text:p>3.8146972656</text:p>
          </table:table-cell>
          <table:table-cell table:number-columns-repeated="1021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77" calcext:value-type="float">
            <text:p>77</text:p>
          </table:table-cell>
          <table:table-cell office:value-type="float" office:value="7.15255737304688" calcext:value-type="float">
            <text:p>7.152557373</text:p>
          </table:table-cell>
          <table:table-cell table:number-columns-repeated="1021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76" calcext:value-type="float">
            <text:p>76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77" calcext:value-type="float">
            <text:p>77</text:p>
          </table:table-cell>
          <table:table-cell office:value-type="float" office:value="8.10623168945313" calcext:value-type="float">
            <text:p>8.1062316895</text:p>
          </table:table-cell>
          <table:table-cell table:number-columns-repeated="1021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76" calcext:value-type="float">
            <text:p>76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77" calcext:value-type="float">
            <text:p>77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76" calcext:value-type="float">
            <text:p>76</text:p>
          </table:table-cell>
          <table:table-cell office:value-type="float" office:value="2.86102294921875" calcext:value-type="float">
            <text:p>2.8610229492</text:p>
          </table:table-cell>
          <table:table-cell table:number-columns-repeated="1021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77" calcext:value-type="float">
            <text:p>77</text:p>
          </table:table-cell>
          <table:table-cell office:value-type="float" office:value="6.91413879394531" calcext:value-type="float">
            <text:p>6.9141387939</text:p>
          </table:table-cell>
          <table:table-cell table:number-columns-repeated="1021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6" calcext:value-type="float">
            <text:p>76</text:p>
          </table:table-cell>
          <table:table-cell office:value-type="float" office:value="4.05311584472656" calcext:value-type="float">
            <text:p>4.0531158447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 style:data-style-name="N2" text:time-value="17:24:57.2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0T17:25:03.675000000</dc:date>
    <meta:editing-duration>PT28S</meta:editing-duration>
    <meta:editing-cycles>2</meta:editing-cycles>
    <meta:generator>LibreOffice/4.3.5.2$Windows_x86 LibreOffice_project/3a87456aaa6a95c63eea1c1b3201acedf0751bd5</meta:generator>
    <meta:document-statistic meta:table-count="1" meta:cell-count="576" meta:object-count="0"/>
  </office:meta>
</office:document-meta>
</file>